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mpleSoft Bold" svg:font-family="'AmpleSoft Bold'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oppins Medium" svg:font-family="'Poppins Medium'" style:font-pitch="variable"/>
    <style:font-face style:name="Poppins Medium1" svg:font-family="'Poppins Medium'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ing_20_1" style:master-page-name="MPF0">
      <style:paragraph-properties style:page-number="auto" fo:break-before="page"/>
      <style:text-properties officeooo:rsid="00101922" officeooo:paragraph-rsid="00101922"/>
    </style:style>
    <style:style style:name="P2" style:family="paragraph" style:parent-style-name="Standard">
      <style:paragraph-properties fo:margin-left="-25.4mm" fo:margin-right="184.61mm" fo:margin-top="0mm" fo:margin-bottom="0mm" style:contextual-spacing="false"/>
      <style:text-properties officeooo:paragraph-rsid="00219ac2"/>
    </style:style>
    <style:style style:name="P3" style:family="paragraph" style:parent-style-name="Heading_20_2">
      <style:text-properties officeooo:paragraph-rsid="00219ac2"/>
    </style:style>
    <style:style style:name="P4" style:family="paragraph" style:parent-style-name="Text_20_body_20__28_WW_29_">
      <style:text-properties officeooo:rsid="002f692e" officeooo:paragraph-rsid="002f692e"/>
    </style:style>
    <style:style style:name="P5" style:family="paragraph" style:parent-style-name="Preformatted_20_Text">
      <style:text-properties officeooo:rsid="002f692e" officeooo:paragraph-rsid="002f692e"/>
    </style:style>
    <style:style style:name="P6" style:family="paragraph" style:parent-style-name="Text_20_body_20__28_WW_29_">
      <style:text-properties fo:font-weight="bold" officeooo:rsid="002f692e" officeooo:paragraph-rsid="002f692e" style:font-weight-asian="bold" style:font-weight-complex="bold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officeooo:rsid="00317efd" officeooo:paragraph-rsid="00317efd"/>
    </style:style>
    <style:style style:name="P9" style:family="paragraph" style:parent-style-name="Heading_20_2" style:list-style-name="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Text_20_body">
      <style:text-properties officeooo:rsid="00351ac8" officeooo:paragraph-rsid="00351ac8"/>
    </style:style>
    <style:style style:name="P12" style:family="paragraph" style:parent-style-name="Text_20_body">
      <style:text-properties fo:font-weight="bold" officeooo:rsid="00351ac8" officeooo:paragraph-rsid="00351ac8" style:font-weight-asian="bold" style:font-weight-complex="bold"/>
    </style:style>
    <style:style style:name="P13" style:family="paragraph" style:parent-style-name="Preformatted_20_Text">
      <style:text-properties officeooo:rsid="0036176b" officeooo:paragraph-rsid="0036176b"/>
    </style:style>
    <style:style style:name="P14" style:family="paragraph" style:parent-style-name="Text_20_body">
      <style:paragraph-properties style:writing-mode="lr-tb"/>
      <style:text-properties fo:font-weight="bold" officeooo:rsid="0037574d" officeooo:paragraph-rsid="0037574d" style:font-weight-asian="bold" style:font-weight-complex="bold"/>
    </style:style>
    <style:style style:name="P15" style:family="paragraph" style:parent-style-name="Text_20_body">
      <style:text-properties officeooo:rsid="0036e976" officeooo:paragraph-rsid="0036e976"/>
    </style:style>
    <style:style style:name="P16" style:family="paragraph" style:parent-style-name="Text_20_body">
      <style:text-properties fo:font-weight="bold" officeooo:rsid="0037574d" officeooo:paragraph-rsid="0037574d" style:font-weight-asian="bold" style:font-weight-complex="bold"/>
    </style:style>
    <style:style style:name="P17" style:family="paragraph" style:parent-style-name="Text_20_body">
      <style:text-properties officeooo:rsid="0037574d" officeooo:paragraph-rsid="0038000f"/>
    </style:style>
    <style:style style:name="P18" style:family="paragraph" style:parent-style-name="Text_20_body">
      <style:text-properties fo:font-weight="bold" officeooo:rsid="0037574d" officeooo:paragraph-rsid="0038000f" style:font-weight-asian="bold" style:font-weight-complex="bold"/>
    </style:style>
    <style:style style:name="P19" style:family="paragraph" style:parent-style-name="Text_20_body">
      <style:text-properties officeooo:rsid="0037574d" officeooo:paragraph-rsid="00395e54"/>
    </style:style>
    <style:style style:name="P20" style:family="paragraph" style:parent-style-name="Text_20_body">
      <style:text-properties fo:font-weight="bold" officeooo:rsid="0037574d" officeooo:paragraph-rsid="00395e54" style:font-weight-asian="bold" style:font-weight-complex="bold"/>
    </style:style>
    <style:style style:name="P21" style:family="paragraph" style:parent-style-name="Preformatted_20_Text">
      <style:text-properties officeooo:paragraph-rsid="00395e54"/>
    </style:style>
    <style:style style:name="P22" style:family="paragraph" style:parent-style-name="Frame_20_contents">
      <style:paragraph-properties fo:text-align="center" style:justify-single-word="false"/>
    </style:style>
    <style:style style:name="P23" style:family="paragraph" style:parent-style-name="Frame_20_contents">
      <style:paragraph-properties fo:text-align="center" style:justify-single-word="false"/>
      <style:text-properties fo:color="#ffffff" loext:opacity="100%" style:font-name="AmpleSoft Bold" fo:font-size="16pt" fo:font-weight="bold" style:font-size-asian="16pt" style:font-weight-asian="bold" style:font-size-complex="16pt" style:font-weight-complex="bold"/>
    </style:style>
    <style:style style:name="P24" style:family="paragraph" style:parent-style-name="Frame_20_contents">
      <style:paragraph-properties fo:line-height="107%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1b868b"/>
    </style:style>
    <style:style style:name="T2" style:family="text">
      <style:text-properties officeooo:rsid="002f692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348089"/>
    </style:style>
    <style:style style:name="T5" style:family="text">
      <style:text-properties officeooo:rsid="0036176b"/>
    </style:style>
    <style:style style:name="T6" style:family="text">
      <style:text-properties officeooo:rsid="0036e976"/>
    </style:style>
    <style:style style:name="T7" style:family="text">
      <style:text-properties officeooo:rsid="0037574d"/>
    </style:style>
    <style:style style:name="T8" style:family="text">
      <style:text-properties officeooo:rsid="0038000f"/>
    </style:style>
    <style:style style:name="T9" style:family="text">
      <style:text-properties officeooo:rsid="00395e54"/>
    </style:style>
    <style:style style:name="T10" style:family="text">
      <style:text-properties fo:color="#c9211e" loext:opacity="100%" fo:font-weight="bold" style:font-weight-asian="bold" style:font-weight-complex="bold"/>
    </style:style>
    <style:style style:name="T11" style:family="text">
      <style:text-properties fo:color="#002060" loext:opacity="100%" style:font-name="Arial1" fo:font-size="22pt" fo:font-weight="bold" style:font-size-asian="22pt" style:font-weight-asian="bold" style:font-name-complex="Arial2" style:font-size-complex="22pt" style:font-weight-complex="bold"/>
    </style:style>
    <style:style style:name="T12" style:family="text">
      <style:text-properties fo:color="#002060" loext:opacity="100%" style:font-name="Arial" fo:font-size="16pt" fo:font-weight="bold" style:font-size-asian="16pt" style:font-weight-asian="bold" style:font-name-complex="Arial2" style:font-size-complex="16pt" style:font-weight-complex="bold"/>
    </style:style>
    <style:style style:name="T13" style:family="text">
      <style:text-properties fo:color="#000000" loext:opacity="100%" style:font-name="Poppins Medium" fo:font-size="12pt" style:font-size-asian="12pt" style:font-name-complex="Poppins Medium1" style:font-size-complex="12pt">
        <loext:char-complex-color loext:theme-type="dark1" loext:color-type="theme"/>
      </style:text-properties>
    </style:style>
    <style:style style:name="T14" style:family="text">
      <style:text-properties fo:color="#ffffff" loext:opacity="100%" style:font-name="AmpleSoft Bold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mm" fo:margin-right="0mm" style:run-through="background" style:wrap="run-through" style:number-wrapped-paragraphs="no-limit" style:vertical-pos="from-top" style:vertical-rel="page" style:horizontal-pos="from-left" style:horizontal-rel="page-start-margin" draw:opacity="0%" fo:padding-left="2.54mm" fo:padding-right="2.54mm" fo:padding-top="1.27mm" fo:padding-bottom="1.27mm" fo:border="none" style:writing-mode="lr-tb" draw:wrap-influence-on-position="once-concurrent" loext:allow-overlap="true" draw:textarea-vertical-align="top"/>
    </style:style>
    <style:style style:name="fr2" style:family="graphic" style:parent-style-name="Frame">
      <style:graphic-properties fo:margin-left="0mm" fo:margin-right="0mm" style:run-through="background" style:wrap="run-through" style:number-wrapped-paragraphs="no-limit" style:vertical-pos="from-top" style:vertical-rel="page" style:horizontal-pos="from-left" style:horizontal-rel="page" draw:opacity="0%" fo:padding-left="2.54mm" fo:padding-right="2.54mm" fo:padding-top="1.27mm" fo:padding-bottom="1.27mm" fo:border="none" style:writing-mode="lr-tb" draw:wrap-influence-on-position="once-concurrent" loext:allow-overlap="true" draw:textarea-vertical-align="top"/>
    </style:style>
    <style:style style:name="fr3" style:family="graphic" style:parent-style-name="Frame">
      <style:graphic-properties fo:margin-left="3.16mm" fo:margin-right="3.19mm" style:run-through="background" style:wrap="run-through" style:number-wrapped-paragraphs="no-limit" style:vertical-pos="from-top" style:vertical-rel="paragraph" style:horizontal-pos="from-left" style:horizontal-rel="paragraph" draw:opacity="0%" fo:padding-left="2.54mm" fo:padding-right="2.54mm" fo:padding-top="1.27mm" fo:padding-bottom="1.27mm" fo:border="none" style:writing-mode="lr-tb" draw:wrap-influence-on-position="once-concurrent" loext:allow-overlap="true" draw:textarea-vertical-align="top"/>
    </style:style>
    <style:style style:name="gr1" style:family="graphic" style:parent-style-name="Frame">
      <style:graphic-properties draw:stroke="none" svg:stroke-width="0mm" svg:stroke-linecap="butt" draw:fill="none" loext:fill-use-slide-background="false" draw:textarea-vertical-align="top" draw:auto-grow-height="false" fo:min-height="7.73mm" fo:min-width="10.04mm" fo:padding-top="1.27mm" fo:padding-bottom="1.27mm" fo:padding-left="2.54mm" fo:padding-right="2.54mm" fo:wrap-option="wrap" loext:decorative="false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26mm" draw:stroke-linejoin="miter" draw:fill="none" loext:fill-use-slide-background="false" draw:textarea-vertical-align="top" draw:auto-grow-height="false" fo:min-height="7.28mm" fo:min-width="29.07mm" fo:padding-top="1.27mm" fo:padding-bottom="1.27mm" fo:padding-left="2.54mm" fo:padding-right="2.54mm" fo:wrap-option="wrap" loext:decorative="false" fo:margin-left="3.16mm" fo:margin-right="3.19mm" fo:margin-top="1.27mm" fo:margin-bottom="1.27m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9mm" draw:stroke-linejoin="round" draw:fill="none" loext:fill-use-slide-background="false" draw:textarea-vertical-align="top" draw:auto-grow-height="false" fo:min-height="5.52mm" fo:min-width="14.53mm" fo:padding-top="1.27mm" fo:padding-bottom="1.27mm" fo:padding-left="2.54mm" fo:padding-right="2.54mm" fo:wrap-option="wrap" loext:decorative="false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-start-margin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xercices – <text:span text:style-name="T1">Structures</text:span> <text:span text:style-name="T2">Itératives Complètes</text:span></text:h>
      <text:p text:style-name="P2"/>
      <text:h text:style-name="P3" text:outline-level="2"><text:span text:style-name="T2">Exercice</text:span> 1</text:h>
      <text:p text:style-name="P4">Tirer un nombre n au hasard, entre 5 et 15, puis afficher tous les nombres de 1 à n.</text:p>
      <text:p text:style-name="P4"><text:span text:style-name="T3">Exemple :</text:span> </text:p>
      <text:p text:style-name="Preformatted_20_Text">n = 8</text:p>
      <text:p text:style-name="P5">1 – 2 – 3 – 4 – 5 – 6 – 7 - 8</text:p>
      <text:h text:style-name="Heading_20_2" text:outline-level="2">Exercice 2</text:h>
      <text:p text:style-name="P4">Afficher les lettres alphabétiques (A – Z) en utilisant la fonction chr.</text:p>
      <text:p text:style-name="P4"><text:span text:style-name="T3">NB : </text:span>chr(65) → "A" ; chr(90) → "Z"</text:p>
      <text:h text:style-name="Heading_20_2" text:outline-level="2">Exercice 3</text:h>
      <text:p text:style-name="P4">Demander un nombre à l'utilisateur puis afficher les cinq nombres suivants.</text:p>
      <text:p text:style-name="P6">Exemple :</text:p>
      <text:p text:style-name="Preformatted_20_Text">Donner a ? 7</text:p>
      <text:p text:style-name="Preformatted_20_Text">8 – 9 – 10 – 11 – 12</text:p>
      <text:h text:style-name="Heading_20_2" text:outline-level="2">Exercice 4</text:h>
      <text:p text:style-name="P4">Afficher les diviseurs d'un nombre n donné.</text:p>
      <text:p text:style-name="P6">Exemple :</text:p>
      <text:p text:style-name="Preformatted_20_Text">Donner n ? 12</text:p>
      <text:p text:style-name="Preformatted_20_Text">1 – 2 – 3 – 4 – 6 – 12</text:p>
      <text:h text:style-name="Heading_20_2" text:outline-level="2">Exercice 5</text:h>
      <text:p text:style-name="Text_20_body">Calculer la somme des nombres impairs, multiples de trois, inférieurs ou égaux à un nombre n donné.</text:p>
      <text:p text:style-name="P7">Exemple :</text:p>
      <text:p text:style-name="Preformatted_20_Text">Donner n ? 20</text:p>
      <text:p text:style-name="Preformatted_20_Text">Somme = 27</text:p>
      <text:h text:style-name="Heading_20_2" text:outline-level="2">Exercice 6</text:h>
      <text:p text:style-name="P8">Afficher la première lettre de chaque mot d<text:span text:style-name="T4">'une </text:span>phrase donnée <text:span text:style-name="T4">en majuscules</text:span>.</text:p>
      <text:p text:style-name="P7">Exemple :</text:p>
      <text:p text:style-name="Preformatted_20_Text">Donner une phrase ? La confiance en soi est le premier secret du succès.</text:p>
      <text:p text:style-name="Preformatted_20_Text">LCESELPSDS</text:p>
      <text:h text:style-name="P9" text:outline-level="2"/>
      <text:h text:style-name="P10" text:outline-level="2">Exercice 7</text:h>
      <text:p text:style-name="P11">Tirer un nombre au hasard, entre 1 et 6, <text:span text:style-name="T5">n fois (n donné). Puis,</text:span> afficher le nombre d’<text:span text:style-name="T5">occurrence</text:span> du nombre 6.</text:p>
      <text:p text:style-name="P12">Exemple :</text:p>
      <text:p text:style-name="P13"><text:span text:style-name="T6">Donner </text:span>n ? 100</text:p>
      <text:p text:style-name="Preformatted_20_Text">Apparitions 6 : 22</text:p>
      <text:p text:style-name="P13">Pourcentage : 22 %</text:p>
      <text:h text:style-name="Heading_20_2" text:outline-level="2">Exercice 8</text:h>
      <text:p text:style-name="P11">Calculer le nombre de consonnes et de voyelles dans une phrase donnée.</text:p>
      <text:p text:style-name="P14">Exemple :</text:p>
      <text:p text:style-name="Preformatted_20_Text">Donner une phrase ? La confiance est le ciment invisible qui conduit une équipe à l'excellence et une relation à la profondeur.</text:p>
      <text:p text:style-name="Preformatted_20_Text">Consonnes = 46</text:p>
      <text:p text:style-name="Preformatted_20_Text">Voyelles = 39</text:p>
      <text:h text:style-name="Heading_20_2" text:outline-level="2">Exercice 9</text:h>
      <text:p text:style-name="P15">Générer une séquence binaire <text:span text:style-name="T7">aléatoire </text:span>de longueur n <text:span text:style-name="T7">(n donné)</text:span>, <text:span text:style-name="T7">puis </text:span>compter et afficher le nombre de zéros et de uns <text:span text:style-name="T7">dans la séquence</text:span>.</text:p>
      <text:p text:style-name="P16">Exemple :</text:p>
      <text:p text:style-name="Preformatted_20_Text">Donner n ? 20</text:p>
      <text:p text:style-name="Preformatted_20_Text">Séq : 01110101100101010110</text:p>
      <text:p text:style-name="Preformatted_20_Text">Nb 0 : 9</text:p>
      <text:p text:style-name="Preformatted_20_Text">Nb 1 : 11</text:p>
      <text:h text:style-name="Heading_20_2" text:outline-level="2">Exercice 10</text:h>
      <text:p text:style-name="P17">Générer une séquence aléatoire de lettres alphabétiques de longueur n (n donné), puis compter le nombre d'occurrence d'une lettre donnée.</text:p>
      <text:p text:style-name="P18">Exemple :</text:p>
      <text:p text:style-name="Preformatted_20_Text">Donner n ? 30</text:p>
      <text:p text:style-name="Preformatted_20_Text"><text:span text:style-name="T8">Séq : </text:span>VELGLHVXLBOXXPOLFXFMXHMXCJNHHN</text:p>
      <text:p text:style-name="Preformatted_20_Text">Lettre à chercher ? H</text:p>
      <text:p text:style-name="Preformatted_20_Text">Le H est trouvé 4 fois</text:p>
      <text:h text:style-name="Heading_20_2" text:outline-level="2">Exercice 11</text:h>
      <text:p text:style-name="P19">Générer une séquence aléatoire de lettres alphabétiques de longueur n (n donné), puis <text:span text:style-name="T9">éliminer les lettres redondantes</text:span>.</text:p>
      <text:p text:style-name="P20">Exemple :</text:p>
      <text:p text:style-name="P21">Donner n ? 35</text:p>
      <text:p text:style-name="P21">Séq initiale : OTLUVSHB<text:span text:style-name="T10">H</text:span>ENS<text:span text:style-name="T10">D</text:span>MK<text:span text:style-name="T10">NO</text:span>FA<text:span text:style-name="T10">FEOA</text:span>W<text:span text:style-name="T10">B</text:span>Z<text:span text:style-name="T10">MK</text:span>C<text:span text:style-name="T10">ZWU</text:span>XIY</text:p>
      <text:p text:style-name="P21">Séq finale <text:s text:c="2"/>: OTLUVSHBENDMKFAWZCXI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mpleSoft Bold" svg:font-family="'AmpleSoft Bold'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oppins Medium" svg:font-family="'Poppins Medium'" style:font-pitch="variable"/>
    <style:font-face style:name="Poppins Medium1" svg:font-family="'Poppins Medium'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35mm" svg:stroke-color="#042433" draw:stroke-linejoin="miter" svg:stroke-linecap="butt" draw:fill-color="#156082" fo:wrap-option="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fo:line-height="100%" fo:text-align="start" style:text-autospace="ideograph-alpha" style:line-break="strict" loext:tab-stop-distance="0m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scale="100%" style:font-relief="none"/>
    </style:default-style>
    <style:default-style style:family="paragraph">
      <style:paragraph-properties fo:margin-top="0mm" fo:margin-bottom="0m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12.51m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Book Antiqua" fo:font-family="'Book Antiqua'" style:font-family-generic="roman" style:font-pitch="variable" fo:font-size="11pt" style:font-name-asian="Book Antiqua" style:font-family-asian="'Book Antiqua'" style:font-family-generic-asian="roman" style:font-pitch-asian="variable" style:font-size-asian="11pt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1.01mm" fo:margin-bottom="1.01m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3mm" fo:margin-bottom="1.99mm" style:contextual-spacing="false" fo:text-align="center" style:justify-single-word="false" fo:hyphenation-ladder-count="no-limit" fo:hyphenation-keep="auto" loext:hyphenation-keep-type="column"/>
      <style:text-properties style:font-name="Ink Free" fo:font-family="'Ink Free'" style:font-family-generic="script" style:font-pitch="variable" fo:font-size="18pt" fo:font-weight="bold" style:font-name-asian="Ink Free" style:font-family-asian="'Ink Free'" style:font-family-generic-asian="script" style:font-pitch-asian="variable" style:font-size-asian="18pt" style:font-weight-asian="bold" style:font-name-complex="Ink Free" style:font-family-complex="'Ink Free'" style:font-family-generic-complex="script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.99mm" fo:margin-bottom="1.01mm" style:contextual-spacing="false" fo:hyphenation-ladder-count="no-limit" fo:hyphenation-keep="auto" loext:hyphenation-keep-type="column"/>
      <style:text-properties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1.01mm" style:contextual-spacing="false" fo:hyphenation-ladder-count="no-limit" fo:hyphenation-keep="auto" loext:hyphenation-keep-type="column"/>
      <style:text-properties style:font-name="Berlin Sans FB" fo:font-family="'Berlin Sans FB'" style:font-family-generic="swiss" style:font-pitch="variable" fo:font-weight="bold" style:font-name-asian="Berlin Sans FB" style:font-family-asian="'Berlin Sans FB'" style:font-family-generic-asian="swiss" style:font-pitch-asian="variable" style:font-weight-asian="bold" style:font-name-complex="Berlin Sans FB" style:font-family-complex="'Berlin Sans FB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1.99mm" fo:margin-bottom="1.01mm" style:contextual-spacing="false" fo:hyphenation-ladder-count="no-limit" fo:hyphenation-keep="auto" loext:hyphenation-keep-type="column"/>
      <style:text-properties style:font-name="Garamond" fo:font-family="Garamond" style:font-family-generic="roman" style:font-pitch="variable" fo:font-size="13pt" fo:font-style="italic" fo:font-weight="bold" style:font-name-asian="Garamond" style:font-family-asian="Garamond" style:font-family-generic-asian="roman" style:font-pitch-asian="variable" style:font-size-asian="13pt" style:font-style-asian="italic" style:font-weight-asian="bold" style:font-name-complex="Garamond" style:font-family-complex="Garamond" style:font-family-generic-complex="roman" style:font-pitch-complex="variable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margin-top="1.01mm" fo:margin-bottom="1.01mm" style:contextual-spacing="true" fo:hyphenation-ladder-count="no-limit" fo:hyphenation-keep="auto" loext:hyphenation-keep-type="column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1.01mm" fo:margin-bottom="1.01mm" style:contextual-spacing="false" fo:text-align="center" style:justify-single-word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1.99mm" fo:margin-bottom="1.99mm" style:contextual-spacing="true" fo:hyphenation-ladder-count="no-limit" fo:hyphenation-keep="auto" loext:hyphenation-keep-type="column" fo:padding="2.12mm" fo:border="0.26pt solid #000000" style:shadow="#000000 0.09mm 0.09mm"/>
      <style:text-properties style:font-name="Consolas" fo:font-family="Consolas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_28_WW_29_" style:display-name="Text body (WW)" style:family="paragraph" style:parent-style-name="Standard">
      <style:paragraph-properties fo:margin-top="1.01mm" fo:margin-bottom="1.01mm" style:contextual-spacing="false" fo:line-height="115%" style:vertical-align="baseline"/>
      <style:text-properties style:use-window-font-color="true" loext:opacity="0%" style:letter-kerning="true" style:font-name-asian="Book Antiqua1" style:font-family-asian="'Book Antiqua'" style:font-family-generic-asian="system" style:font-pitch-asian="variable" style:language-asian="zh" style:country-asian="CN" style:font-name-complex="Book Antiqua1" style:font-family-complex="'Book Antiqua'" style:font-family-generic-complex="system" style:font-pitch-complex="variable" style:font-size-complex="12pt" style:language-complex="ar" style:country-complex="TN"/>
    </style:style>
    <style:style style:name="Frame_20_contents" style:display-name="Frame contents" style:family="paragraph" style:parent-style-name="Standard" style:class="extra"/>
    <style:style style:name="Préformaté" style:family="paragraph" style:parent-style-name="Preformatted_20_Text">
      <style:paragraph-properties fo:margin-left="1.01mm" fo:margin-right="1.01mm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ormula" style:family="graphic">
      <style:graphic-properties text:anchor-type="as-char" svg:y="0mm" fo:margin-left="0mm" fo:margin-right="0mm" style:vertical-pos="middle" style:vertical-rel="text" fo:background-color="transparent" draw:fill="none" draw:fill-color="#156082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156082" fo:padding="1.5m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fo:border="none" fo:padding="0m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6f34f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rame_20_contents">
      <style:paragraph-properties fo:line-height="107%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Frame_20_contents">
      <style:paragraph-properties fo:text-align="center" style:justify-single-word="false"/>
      <style:text-properties fo:color="#ffffff" loext:opacity="100%" style:font-name="AmpleSoft Bold" fo:font-size="16pt" fo:font-weight="bold" style:font-size-asian="16pt" style:font-weight-asian="bold" style:font-size-complex="16pt" style:font-weight-complex="bold"/>
    </style:style>
    <style:style style:name="MT1" style:family="text">
      <style:text-properties officeooo:rsid="0016f34f"/>
    </style:style>
    <style:style style:name="MT2" style:family="text">
      <style:text-properties fo:color="#000000" loext:opacity="100%" style:font-name="Poppins Medium" fo:font-size="12pt" style:font-size-asian="12pt" style:font-name-complex="Poppins Medium1" style:font-size-complex="12pt">
        <loext:char-complex-color loext:theme-type="dark1" loext:color-type="theme"/>
      </style:text-properties>
    </style:style>
    <style:style style:name="MT3" style:family="text">
      <style:text-properties fo:color="#ffffff" loext:opacity="100%" style:font-name="AmpleSoft Bold" fo:font-size="16pt" fo:font-weight="bold" style:font-size-asian="16pt" style:font-weight-asian="bold" style:font-size-complex="16pt" style:font-weight-complex="bold"/>
    </style:style>
    <style:style style:name="MT4" style:family="text">
      <style:text-properties fo:color="#002060" loext:opacity="100%" style:font-name="Arial1" fo:font-size="22pt" fo:font-weight="bold" style:font-size-asian="22pt" style:font-weight-asian="bold" style:font-name-complex="Arial2" style:font-size-complex="22pt" style:font-weight-complex="bold"/>
    </style:style>
    <style:style style:name="MT5" style:family="text">
      <style:text-properties fo:color="#002060" loext:opacity="100%" style:font-name="Arial" fo:font-size="16pt" fo:font-weight="bold" style:font-size-asian="16pt" style:font-weight-asian="bold" style:font-name-complex="Arial2" style:font-size-complex="16pt" style:font-weight-complex="bold"/>
    </style:style>
    <style:style style:name="Mfr1" style:family="graphic" style:parent-style-name="Frame">
      <style:graphic-properties fo:margin-left="3.16mm" fo:margin-right="3.19mm" style:run-through="background" style:wrap="run-through" style:number-wrapped-paragraphs="no-limit" style:vertical-pos="from-top" style:vertical-rel="paragraph" style:horizontal-pos="from-left" style:horizontal-rel="paragraph" draw:opacity="0%" fo:padding-left="2.54mm" fo:padding-right="2.54mm" fo:padding-top="1.27mm" fo:padding-bottom="1.27mm" fo:border="none" style:writing-mode="lr-tb" draw:wrap-influence-on-position="once-concurrent" loext:allow-overlap="true" draw:textarea-vertical-align="top"/>
    </style:style>
    <style:style style:name="Mfr2" style:family="graphic" style:parent-style-name="Frame">
      <style:graphic-properties fo:margin-left="0mm" fo:margin-right="0mm" style:run-through="background" style:wrap="run-through" style:number-wrapped-paragraphs="no-limit" style:vertical-pos="from-top" style:vertical-rel="page" style:horizontal-pos="from-left" style:horizontal-rel="page" draw:opacity="0%" fo:padding-left="2.54mm" fo:padding-right="2.54mm" fo:padding-top="1.27mm" fo:padding-bottom="1.27mm" fo:border="none" style:writing-mode="lr-tb" draw:wrap-influence-on-position="once-concurrent" loext:allow-overlap="true" draw:textarea-vertical-align="top"/>
    </style:style>
    <style:style style:name="Mfr3" style:family="graphic" style:parent-style-name="Frame">
      <style:graphic-properties fo:margin-left="0mm" fo:margin-right="0mm" style:run-through="background" style:wrap="run-through" style:number-wrapped-paragraphs="no-limit" style:vertical-pos="from-top" style:vertical-rel="page" style:horizontal-pos="from-left" style:horizontal-rel="page-start-margin" draw:opacity="0%" fo:padding-left="2.54mm" fo:padding-right="2.54mm" fo:padding-top="1.27mm" fo:padding-bottom="1.27m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.26mm" draw:stroke-linejoin="miter" draw:fill="none" loext:fill-use-slide-background="false" draw:textarea-vertical-align="top" draw:auto-grow-height="false" fo:min-height="7.28mm" fo:min-width="29.07mm" fo:padding-top="1.27mm" fo:padding-bottom="1.27mm" fo:padding-left="2.54mm" fo:padding-right="2.54mm" fo:wrap-option="wrap" loext:decorative="false" fo:margin-left="3.16mm" fo:margin-right="3.19mm" fo:margin-top="1.27mm" fo:margin-bottom="1.27m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mm" svg:stroke-linecap="butt" draw:fill="none" loext:fill-use-slide-background="false" draw:textarea-vertical-align="top" draw:auto-grow-height="false" fo:min-height="7.73mm" fo:min-width="10.04mm" fo:padding-top="1.27mm" fo:padding-bottom="1.27mm" fo:padding-left="2.54mm" fo:padding-right="2.54mm" fo:wrap-option="wrap" loext:decorative="false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.09mm" draw:stroke-linejoin="round" draw:fill="none" loext:fill-use-slide-background="false" draw:textarea-vertical-align="top" draw:auto-grow-height="false" fo:min-height="5.52mm" fo:min-width="14.53mm" fo:padding-top="1.27mm" fo:padding-bottom="1.27mm" fo:padding-left="2.54mm" fo:padding-right="2.54mm" fo:wrap-option="wrap" loext:decorative="false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-start-margin" draw:wrap-influence-on-position="once-concurrent" loext:allow-overlap="true" style:flow-with-text="false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1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line-style="solid" style:adjustment="left" style:rel-width="33%" style:color="#000000"/>
      </style:page-layout-properties>
      <style:header-style>
        <style:header-footer-properties fo:min-height="3.99mm" fo:margin-left="0mm" fo:margin-right="0mm" fo:margin-bottom="0mm" style:dynamic-spacing="true"/>
      </style:header-style>
      <style:footer-style>
        <style:header-footer-properties fo:min-height="3.99mm" fo:margin-left="0mm" fo:margin-right="0mm" fo:margin-top="0mm" style:dynamic-spacing="true"/>
      </style:footer-style>
    </style:page-layout>
    <style:page-layout style:name="Mpm3">
      <style:page-layout-properties fo:page-width="210.01mm" fo:page-height="297mm" style:num-format="1" style:print-orientation="portrait" fo:margin-top="9mm" fo:margin-bottom="9mm" fo:margin-left="15.01mm" fo:margin-right="15.01mm" style:writing-mode="lr-tb" style:layout-grid-color="#c0c0c0" style:layout-grid-lines="20" style:layout-grid-base-height="7.06mm" style:layout-grid-ruby-height="3.53mm" style:layout-grid-mode="none" style:layout-grid-ruby-below="false" style:layout-grid-print="true" style:layout-grid-display="tru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1.01mm" fo:margin-left="0mm" fo:margin-right="0mm" fo:margin-bottom="10mm" style:dynamic-spacing="true"/>
      </style:header-style>
      <style:footer-style>
        <style:header-footer-properties fo:min-height="16.02mm" fo:margin-left="0mm" fo:margin-right="0mm" fo:margin-top="15.01m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Header"/>
      </style:header>
      <style:header-first>
        <text:p text:style-name="Header_20_left"/>
      </style:header-first>
      <style:footer>
        <text:p text:style-name="MP1"><text:span text:style-name="MT1">Page </text:span><text:page-number text:select-page="current">2</text:page-number><text:s/>/ <text:page-count>2</text:page-count></text:p>
      </style:footer>
      <style:footer-first>
        <text:p text:style-name="MP2"><text:span text:style-name="MT1">Page </text:span><text:page-number text:select-page="current">1</text:page-number><text:s/>/ <text:page-count>2</text:page-count></text:p>
      </style:footer-first>
    </style:master-page>
    <style:master-page style:name="Converted1" style:page-layout-name="Mpm3" draw:style-name="Mdp1">
      <style:header>
        <text:p text:style-name="Standard"><draw:custom-shape text:anchor-type="char" draw:z-index="1" draw:name="Zone de texte 2" draw:style-name="Mgr1" draw:text-style-name="MP4" svg:width="34.14mm" svg:height="9.81mm" svg:x="155.72mm" svg:y="-2.95mm"><text:p text:style-name="MP3" loext:marker-style-name="MT2"><text:span text:style-name="MT2">Informatiqu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Cadre1" text:anchor-type="char" svg:x="0mm" svg:y="0mm" svg:width="34.17mm" svg:height="9.84mm" draw:z-index="0"><draw:text-box><text:p text:style-name="MP3" loext:marker-style-name="MT2"><text:span text:style-name="MT2">Informatique</text:span></text:p></draw:text-box></draw:frame><draw:frame draw:style-name="Mfr1" draw:name="Cadre11" text:anchor-type="char" svg:x="0mm" svg:y="0mm" svg:width="34.17mm" svg:height="9.84mm" draw:z-index="0"><draw:text-box><text:p text:style-name="MP3" loext:marker-style-name="MT2"><text:span text:style-name="MT2">Informatique</text:span></text:p></draw:text-box></draw:frame><draw:frame draw:style-name="Mfr1" draw:name="Cadre111" text:anchor-type="char" svg:x="0mm" svg:y="0mm" svg:width="34.17mm" svg:height="9.84mm" draw:z-index="0"><draw:text-box><text:p text:style-name="MP3" loext:marker-style-name="MT2"><text:span text:style-name="MT2">Informatique</text:span></text:p></draw:text-box></draw:frame><draw:frame draw:style-name="Mfr1" draw:name="Cadre1111" text:anchor-type="char" svg:x="0mm" svg:y="0mm" svg:width="34.17mm" svg:height="9.84mm" draw:z-index="0"><draw:text-box><text:p text:style-name="MP3" loext:marker-style-name="MT2"><text:span text:style-name="MT2">Informatique</text:span></text:p></draw:text-box></draw:frame><draw:frame draw:style-name="Mfr1" draw:name="Cadre11111" text:anchor-type="char" svg:x="0mm" svg:y="0mm" svg:width="34.17mm" svg:height="9.84mm" draw:z-index="0"><draw:text-box><text:p text:style-name="MP3" loext:marker-style-name="MT2"><text:span text:style-name="MT2">Informatique</text:span></text:p></draw:text-box></draw:frame><draw:frame draw:style-name="Mfr1" draw:name="Cadre111111" text:anchor-type="char" svg:x="0mm" svg:y="0mm" svg:width="34.17mm" svg:height="9.84mm" draw:z-index="0"><draw:text-box><text:p text:style-name="MP3" loext:marker-style-name="MT2"><text:span text:style-name="MT2">Informatique</text:span></text:p></draw:text-box></draw:frame><draw:frame draw:style-name="Mfr1" draw:name="Cadre8" text:anchor-type="char" svg:x="155.72mm" svg:y="-2.95mm" svg:width="34.17mm" svg:height="9.84mm" draw:z-index="0"><draw:text-box><text:p text:style-name="MP3" loext:marker-style-name="MT2"><text:span text:style-name="MT2">Informatique</text:span></text:p></draw:text-box></draw:frame></text:p>
      </style:header>
      <style:footer>
        <text:p text:style-name="MP5"><draw:custom-shape text:anchor-type="char" draw:z-index="2" draw:name="Rectangle : carré corné 5" draw:style-name="Mgr2" draw:text-style-name="MP4" svg:width="15.11mm" svg:height="15.49mm" svg:x="-17.82mm" svg:y="19.07mm"><text:p text:style-name="MP6"><text:span text:style-name="MT3"><text:page-number text:select-page="current">0</text:page-number></text:span></text:p><draw:enhanced-geometry draw:mirror-horizontal="false" draw:mirror-vertical="false" svg:viewBox="0 0 0 0" draw:glue-points="?f40 0 ?f41 ?f42 ?f40 ?f43 0 ?f42" draw:text-areas="?f23 ?f23 ?f26 ?f36" draw:type="ooxml-non-primitive" draw:modifiers="34560" draw:enhanced-path="M ?f23 ?f23 L ?f26 ?f23 ?f26 ?f36 ?f37 ?f27 ?f23 ?f27 Z S N M ?f37 ?f27 L ?f38 ?f39 ?f26 ?f36 Z S N M ?f37 ?f27 L ?f38 ?f39 ?f26 ?f36 ?f37 ?f27 ?f23 ?f27 ?f23 ?f23 ?f26 ?f23 ?f26 ?f36 F N"><draw:equation draw:name="f0" draw:formula="logwidth"/><draw:equation draw:name="f1" draw:formula="logheight"/><draw:equation draw:name="f2" draw:formula="min(logwidth,logheight)"/><draw:equation draw:name="f3" draw:formula="?f2 "/><draw:equation draw:name="f4" draw:formula="0"/><draw:equation draw:name="f5" draw:formula="34560"/><draw:equation draw:name="f6" draw:formula="abs(?f0 )"/><draw:equation draw:name="f7" draw:formula="abs(?f1 )"/><draw:equation draw:name="f8" draw:formula="abs(?f3 )"/><draw:equation draw:name="f9" draw:formula="?f4 "/><draw:equation draw:name="f10" draw:formula="$0 "/><draw:equation draw:name="f11" draw:formula="if(?f6 ,?f0 ,1)"/><draw:equation draw:name="f12" draw:formula="if(?f7 ,?f1 ,1)"/><draw:equation draw:name="f13" draw:formula="if(?f8 ,?f3 ,1)"/><draw:equation draw:name="f14" draw:formula="?f11 *1/21600"/><draw:equation draw:name="f15" draw:formula="?f12 *1/21600"/><draw:equation draw:name="f16" draw:formula="21600*?f11 /1"/><draw:equation draw:name="f17" draw:formula="21600*?f12 /1"/><draw:equation draw:name="f18" draw:formula="min(?f15 ,?f14 )"/><draw:equation draw:name="f19" draw:formula="?f16 *1/?f13 "/><draw:equation draw:name="f20" draw:formula="?f17 *1/?f13 "/><draw:equation draw:name="f21" draw:formula="?f19 "/><draw:equation draw:name="f22" draw:formula="?f20 "/><draw:equation draw:name="f23" draw:formula="?f9 *?f18 /1"/><draw:equation draw:name="f24" draw:formula="?f22 +0-?f9 "/><draw:equation draw:name="f25" draw:formula="?f21 +0-?f9 "/><draw:equation draw:name="f26" draw:formula="?f21 *?f18 /1"/><draw:equation draw:name="f27" draw:formula="?f22 *?f18 /1"/><draw:equation draw:name="f28" draw:formula="min(?f25 ,?f24 )"/><draw:equation draw:name="f29" draw:formula="?f28 *?f10 /1"/><draw:equation draw:name="f30" draw:formula="?f29 *1/100000"/><draw:equation draw:name="f31" draw:formula="?f30 *1/5"/><draw:equation draw:name="f32" draw:formula="?f21 +0-?f30 "/><draw:equation draw:name="f33" draw:formula="?f22 +0-?f30 "/><draw:equation draw:name="f34" draw:formula="?f32 +?f31 -0"/><draw:equation draw:name="f35" draw:formula="?f33 +?f31 -0"/><draw:equation draw:name="f36" draw:formula="?f33 *?f18 /1"/><draw:equation draw:name="f37" draw:formula="?f32 *?f18 /1"/><draw:equation draw:name="f38" draw:formula="?f34 *?f18 /1"/><draw:equation draw:name="f39" draw:formula="?f35 *?f18 /1"/><draw:equation draw:name="f40" draw:formula="logwidth/2"/><draw:equation draw:name="f41" draw:formula="logwidth"/><draw:equation draw:name="f42" draw:formula="logheight/2"/><draw:equation draw:name="f43" draw:formula="logheight"/></draw:enhanced-geometry></draw:custom-shape><draw:frame draw:style-name="Mfr2" draw:name="Cadre2" text:anchor-type="char" svg:x="0mm" svg:y="0mm" svg:width="15.13mm" svg:height="10.28mm" draw:z-index="0"><draw:text-box><text:p text:style-name="MP6"><text:span text:style-name="MT3"><text:page-number text:select-page="current">0</text:page-number></text:span></text:p></draw:text-box></draw:frame><draw:frame draw:style-name="Mfr2" draw:name="Cadre21" text:anchor-type="char" svg:x="0mm" svg:y="0mm" svg:width="15.13mm" svg:height="10.28mm" draw:z-index="0"><draw:text-box><text:p text:style-name="MP7"><text:page-number text:select-page="current">0</text:page-number></text:p></draw:text-box></draw:frame><draw:frame draw:style-name="Mfr2" draw:name="Cadre211" text:anchor-type="char" svg:x="0mm" svg:y="0mm" svg:width="15.13mm" svg:height="10.28mm" draw:z-index="0"><draw:text-box><text:p text:style-name="MP7"><text:page-number text:select-page="current">0</text:page-number></text:p></draw:text-box></draw:frame><draw:frame draw:style-name="Mfr2" draw:name="Cadre2111" text:anchor-type="char" svg:x="0mm" svg:y="0mm" svg:width="15.13mm" svg:height="10.28mm" draw:z-index="0"><draw:text-box><text:p text:style-name="MP7"><text:page-number text:select-page="current">0</text:page-number></text:p></draw:text-box></draw:frame><draw:frame draw:style-name="Mfr2" draw:name="Cadre21111" text:anchor-type="char" svg:x="0mm" svg:y="0mm" svg:width="15.13mm" svg:height="10.28mm" draw:z-index="0"><draw:text-box><text:p text:style-name="MP7"><text:page-number text:select-page="current">0</text:page-number></text:p></draw:text-box></draw:frame><draw:frame draw:style-name="Mfr2" draw:name="Cadre211111" text:anchor-type="char" svg:x="0mm" svg:y="0mm" svg:width="15.13mm" svg:height="10.28mm" draw:z-index="0"><draw:text-box><text:p text:style-name="MP7"><text:page-number text:select-page="current">0</text:page-number></text:p></draw:text-box></draw:frame><draw:frame draw:style-name="Mfr2" draw:name="Cadre10" text:anchor-type="char" svg:x="-17.82mm" svg:y="19.07mm" svg:width="15.13mm" svg:height="10.28mm" draw:z-index="0"><draw:text-box><text:p text:style-name="MP7"><text:page-number text:select-page="current">0</text:page-number></text:p></draw:text-box></draw:frame><draw:custom-shape text:anchor-type="char" draw:z-index="0" draw:name="Rectangle : carré corné 1" draw:style-name="Mgr3" draw:text-style-name="MP4" svg:width="19.6mm" svg:height="12.32mm" svg:x="1.59mm" svg:y="285.86mm"><text:p text:style-name="MP6" loext:marker-style-name="MT4"><text:span text:style-name="MT5"><text:page-number text:select-page="current">0</text:page-number></text:span></text:p><draw:enhanced-geometry draw:mirror-horizontal="false" draw:mirror-vertical="false" svg:viewBox="0 0 0 0" draw:text-areas="0 0 ?f11 ?f6" draw:type="ooxml-foldedCorner" draw:modifiers="3456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inimum="0" draw:handle-range-x-maximum="50000"/></draw:enhanced-geometry></draw:custom-shape><draw:frame draw:style-name="Mfr3" draw:name="Cadre3" text:anchor-type="char" svg:x="0mm" svg:y="0mm" svg:width="19.63mm" svg:height="8.08mm" draw:z-index="0"><draw:text-box><text:p text:style-name="MP6" loext:marker-style-name="MT4"><text:span text:style-name="MT5"><text:page-number text:select-page="current">0</text:page-number></text:span></text:p></draw:text-box></draw:frame><draw:frame draw:style-name="Mfr3" draw:name="Cadre31" text:anchor-type="char" svg:x="0mm" svg:y="0mm" svg:width="19.63mm" svg:height="8.08mm" draw:z-index="0"><draw:text-box><text:p text:style-name="MP6" loext:marker-style-name="MT4"><text:span text:style-name="MT5"><text:page-number text:select-page="current">0</text:page-number></text:span></text:p></draw:text-box></draw:frame><draw:frame draw:style-name="Mfr3" draw:name="Cadre311" text:anchor-type="char" svg:x="0mm" svg:y="0mm" svg:width="19.63mm" svg:height="8.08mm" draw:z-index="0"><draw:text-box><text:p text:style-name="MP6" loext:marker-style-name="MT4"><text:span text:style-name="MT5"><text:page-number text:select-page="current">0</text:page-number></text:span></text:p></draw:text-box></draw:frame><draw:frame draw:style-name="Mfr3" draw:name="Cadre3111" text:anchor-type="char" svg:x="0mm" svg:y="0mm" svg:width="19.63mm" svg:height="8.08mm" draw:z-index="0"><draw:text-box><text:p text:style-name="MP6" loext:marker-style-name="MT4"><text:span text:style-name="MT5"><text:page-number text:select-page="current">0</text:page-number></text:span></text:p></draw:text-box></draw:frame><draw:frame draw:style-name="Mfr3" draw:name="Cadre31111" text:anchor-type="char" svg:x="0mm" svg:y="0mm" svg:width="19.63mm" svg:height="8.08mm" draw:z-index="0"><draw:text-box><text:p text:style-name="MP6" loext:marker-style-name="MT4"><text:span text:style-name="MT5"><text:page-number text:select-page="current">0</text:page-number></text:span></text:p></draw:text-box></draw:frame><draw:frame draw:style-name="Mfr3" draw:name="Cadre311111" text:anchor-type="char" svg:x="0mm" svg:y="0mm" svg:width="19.63mm" svg:height="8.08mm" draw:z-index="0"><draw:text-box><text:p text:style-name="MP6" loext:marker-style-name="MT4"><text:span text:style-name="MT5"><text:page-number text:select-page="current">0</text:page-number></text:span></text:p></draw:text-box></draw:frame><draw:frame draw:style-name="Mfr3" draw:name="Cadre9" text:anchor-type="char" svg:x="1.59mm" svg:y="285.86mm" svg:width="19.63mm" svg:height="8.08mm" draw:z-index="0"><draw:text-box><text:p text:style-name="MP6" loext:marker-style-name="MT4"><text:span text:style-name="MT5"><text:page-number text:select-page="current">0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41740883c77b073d14011387305cb18c71aed59b</meta:generator>
    <dc:title>BookAntiqua Modèle</dc:title>
    <meta:creation-date>2023-09-24T11:51:00Z</meta:creation-date>
    <dc:date>2024-11-08T06:57:59.194526171</dc:date>
    <meta:editing-cycles>28</meta:editing-cycles>
    <meta:editing-duration>PT4H2M27S</meta:editing-duration>
    <meta:document-statistic meta:table-count="0" meta:image-count="0" meta:object-count="0" meta:page-count="2" meta:paragraph-count="84" meta:word-count="393" meta:character-count="2074" meta:non-whitespace-character-count="1745"/>
    <meta:template xlink:type="simple" xlink:actuate="onRequest" xlink:title="" xlink:href="../ex04-Structures_Données.odt/BookAntiqua%20Modèle.ott"/>
  </office:meta>
</office:document-meta>
</file>